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427e" officeooo:paragraph-rsid="000d427e" style:font-weight-asian="bold" style:font-weight-complex="bold"/>
    </style:style>
    <style:style style:name="P2" style:family="paragraph" style:parent-style-name="Standard" style:list-style-name="L1">
      <style:text-properties fo:font-weight="bold" officeooo:rsid="00127dbc" officeooo:paragraph-rsid="00127dbc" style:font-weight-asian="bold" style:font-weight-complex="bold"/>
    </style:style>
    <style:style style:name="P3" style:family="paragraph" style:parent-style-name="Standard" style:list-style-name="L2">
      <style:text-properties fo:font-weight="bold" officeooo:rsid="000d427e" officeooo:paragraph-rsid="000d427e" style:font-weight-asian="bold" style:font-weight-complex="bold"/>
    </style:style>
    <style:style style:name="P4" style:family="paragraph" style:parent-style-name="Standard" style:list-style-name="L2">
      <style:text-properties fo:font-weight="bold" officeooo:rsid="000f23ff" officeooo:paragraph-rsid="000f23ff" style:font-weight-asian="bold" style:font-weight-complex="bold"/>
    </style:style>
    <style:style style:name="P5" style:family="paragraph" style:parent-style-name="Standard" style:list-style-name="L2">
      <style:text-properties fo:font-weight="bold" officeooo:rsid="0011fed0" officeooo:paragraph-rsid="0011fed0" style:font-weight-asian="bold" style:font-weight-complex="bold"/>
    </style:style>
    <style:style style:name="P6" style:family="paragraph" style:parent-style-name="Standard" style:list-style-name="L1">
      <style:text-properties fo:font-weight="normal" officeooo:rsid="00127dbc" officeooo:paragraph-rsid="00127dbc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0f23ff" officeooo:paragraph-rsid="000f23ff" style:font-weight-asian="normal" style:font-weight-complex="normal"/>
    </style:style>
    <style:style style:name="P8" style:family="paragraph" style:parent-style-name="Standard" style:list-style-name="L1">
      <style:text-properties fo:font-style="italic" fo:font-weight="bold" officeooo:rsid="00127dbc" officeooo:paragraph-rsid="00127dbc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text-properties fo:font-style="italic" fo:font-weight="normal" officeooo:rsid="00127dbc" officeooo:paragraph-rsid="00127dbc" style:font-style-asian="italic" style:font-weight-asian="normal" style:font-style-complex="italic" style:font-weight-complex="normal"/>
    </style:style>
    <style:style style:name="P10" style:family="paragraph" style:parent-style-name="Standard" style:list-style-name="L1">
      <style:text-properties fo:font-style="normal" fo:font-weight="normal" officeooo:rsid="00127dbc" officeooo:paragraph-rsid="00127dbc" style:font-style-asian="normal" style:font-weight-asian="normal" style:font-style-complex="normal" style:font-weight-complex="normal"/>
    </style:style>
    <style:style style:name="P11" style:family="paragraph" style:parent-style-name="Standard" style:list-style-name="L2">
      <style:text-properties fo:font-style="normal" fo:font-weight="normal" officeooo:rsid="001378e9" officeooo:paragraph-rsid="001378e9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text-properties fo:font-style="normal" fo:font-weight="normal" officeooo:rsid="0011062e" officeooo:paragraph-rsid="0011062e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text-properties officeooo:rsid="0011062e" officeooo:paragraph-rsid="0011062e"/>
    </style:style>
    <style:style style:name="P14" style:family="paragraph" style:parent-style-name="Standard" style:list-style-name="L2">
      <style:text-properties officeooo:rsid="0011fed0" officeooo:paragraph-rsid="0011fed0"/>
    </style:style>
    <style:style style:name="P15" style:family="paragraph" style:parent-style-name="Standard" style:list-style-name="L2">
      <style:text-properties officeooo:rsid="00124591" officeooo:paragraph-rsid="00124591"/>
    </style:style>
    <style:style style:name="T1" style:family="text">
      <style:text-properties officeooo:rsid="0011fed0"/>
    </style:style>
    <style:style style:name="T2" style:family="text">
      <style:text-properties officeooo:rsid="00124591"/>
    </style:style>
    <style:style style:name="T3" style:family="text">
      <style:text-properties officeooo:rsid="001378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59723960815897516" text:style-name="L1">
        <text:list-item>
          <text:p text:style-name="P2">Bold</text:p>
          <text:list>
            <text:list-item>
              <text:p text:style-name="P6">Section/subsection heading</text:p>
            </text:list-item>
          </text:list>
        </text:list-item>
        <text:list-item>
          <text:p text:style-name="P6">Regular</text:p>
          <text:list>
            <text:list-item>
              <text:p text:style-name="P6">Paragraph Label (Doesn’t appear in article, just for outline clarity)</text:p>
              <text:list>
                <text:list-item>
                  <text:p text:style-name="P6">Also Paragraph Group Label, to collect related paragraphs together</text:p>
                </text:list-item>
              </text:list>
            </text:list-item>
          </text:list>
        </text:list-item>
        <text:list-item>
          <text:p text:style-name="P8">Bold-Italic</text:p>
          <text:list>
            <text:list-item>
              <text:p text:style-name="P10">Sentence Label</text:p>
            </text:list-item>
          </text:list>
        </text:list-item>
        <text:list-item>
          <text:p text:style-name="P9">Italic</text:p>
          <text:list>
            <text:list-item>
              <text:p text:style-name="P10">Sentence element</text:p>
            </text:list-item>
          </text:list>
        </text:list-item>
      </text:list>
      <text:p text:style-name="P1"/>
      <text:list xml:id="list2599439679339700554" text:style-name="L2">
        <text:list-item>
          <text:p text:style-name="P3">NESSF18 Progress Report</text:p>
          <text:list>
            <text:list-item>
              <text:p text:style-name="P4">Introduction</text:p>
              <text:list>
                <text:list-item>
                  <text:p text:style-name="P7">Background</text:p>
                  <text:list>
                    <text:list-item>
                      <text:p text:style-name="P11">Explosive Events</text:p>
                      <text:list>
                        <text:list-item>
                          <text:p text:style-name="P11">Properties</text:p>
                        </text:list-item>
                        <text:list-item>
                          <text:p text:style-name="P11">Observation history</text:p>
                        </text:list-item>
                      </text:list>
                    </text:list-item>
                    <text:list-item>
                      <text:p text:style-name="P11">The need for Snapshot Imaging Spectroscopy (SIS)</text:p>
                    </text:list-item>
                    <text:list-item>
                      <text:p text:style-name="P11">CT Imaging Spectroscopy</text:p>
                    </text:list-item>
                  </text:list>
                </text:list-item>
                <text:list-item>
                  <text:p text:style-name="P13">Scientific Goals</text:p>
                  <text:list>
                    <text:list-item>
                      <text:p text:style-name="P12">EE <text:span text:style-name="T3">Cl</text:span>assification</text:p>
                    </text:list-item>
                  </text:list>
                </text:list-item>
                <text:list-item>
                  <text:p text:style-name="P13">Instrument Summary</text:p>
                </text:list-item>
                <text:list-item>
                  <text:p text:style-name="P13">Algorithm Summary</text:p>
                </text:list-item>
              </text:list>
            </text:list-item>
            <text:list-item>
              <text:p text:style-name="P3">Accomplishments</text:p>
              <text:list>
                <text:list-item>
                  <text:p text:style-name="P13">Training Data Pipeline</text:p>
                  <text:list>
                    <text:list-item>
                      <text:p text:style-name="P14">Identifies acceptable IRIS observations</text:p>
                      <text:list>
                        <text:list-item>
                          <text:p text:style-name="P14">Spatial/spectral resolution</text:p>
                        </text:list-item>
                        <text:list-item>
                          <text:p text:style-name="P14">SNR</text:p>
                        </text:list-item>
                      </text:list>
                    </text:list-item>
                    <text:list-item>
                      <text:p text:style-name="P14">Instrument Modeling</text:p>
                      <text:list>
                        <text:list-item>
                          <text:p text:style-name="P14">Projection Model</text:p>
                        </text:list-item>
                        <text:list-item>
                          <text:p text:style-name="P14">PSF Model</text:p>
                        </text:list-item>
                        <text:list-item>
                          <text:p text:style-name="P14">Noise Model</text:p>
                        </text:list-item>
                      </text:list>
                    </text:list-item>
                  </text:list>
                </text:list-item>
                <text:list-item>
                  <text:p text:style-name="P15">MOSES Inversions</text:p>
                  <text:list>
                    <text:list-item>
                      <text:p text:style-name="P15">Spectrum Inversion network</text:p>
                      <text:list>
                        <text:list-item>
                          <text:p text:style-name="P15">Ill-posed</text:p>
                          <text:list>
                            <text:list-item>
                              <text:p text:style-name="P15">Three to six detectors doesn’t provide enough information.</text:p>
                            </text:list-item>
                          </text:list>
                        </text:list-item>
                        <text:list-item>
                          <text:p text:style-name="P15">Training results</text:p>
                          <text:list>
                            <text:list-item>
                              <text:p text:style-name="P15"/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Central-tendency <text:span text:style-name="T2">I</text:span>nversion Network</text:p>
                      <text:list>
                        <text:list-item>
                          <text:p text:style-name="P15">Issues</text:p>
                        </text:list-item>
                        <text:list-item>
                          <text:p text:style-name="P14">Well-posed <text:span text:style-name="T2">inversion problem</text:span></text:p>
                          <text:list>
                            <text:list-item>
                              <text:p text:style-name="P14">Thr<text:span text:style-name="T2">ee detectors provides more than enough information</text:span></text:p>
                            </text:list-item>
                            <text:list-item>
                              <text:p text:style-name="P15">Much easier to solve</text:p>
                            </text:list-item>
                          </text:list>
                        </text:list-item>
                        <text:list-item>
                          <text:p text:style-name="P14"/>
                        </text:list-item>
                      </text:list>
                    </text:list-item>
                  </text:list>
                </text:list-item>
                <text:list-item>
                  <text:p text:style-name="P14">Despiking</text:p>
                </text:list-item>
                <text:list-item>
                  <text:p text:style-name="P13">FURST design</text:p>
                </text:list-item>
                <text:list-item>
                  <text:p text:style-name="P15"><text:soft-page-break/>KSO Buildup</text:p>
                </text:list-item>
              </text:list>
            </text:list-item>
            <text:list-item>
              <text:p text:style-name="P3">Plan for the coming year</text:p>
              <text:list>
                <text:list-item>
                  <text:p text:style-name="P13">Further Algorithm Development</text:p>
                </text:list-item>
                <text:list-item>
                  <text:p text:style-name="P13"><text:span text:style-name="T1">KSO </text:span>Launch Preparation</text:p>
                </text:list-item>
                <text:list-item>
                  <text:p text:style-name="P13">Publications</text:p>
                </text:list-item>
              </text:list>
            </text:list-item>
            <text:list-item>
              <text:p text:style-name="P5">Conclus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07:48.226259505</meta:creation-date>
    <meta:editing-duration>PT3H3M25S</meta:editing-duration>
    <meta:editing-cycles>2</meta:editing-cycles>
    <meta:generator>LibreOffice/5.1.4.2$Linux_X86_64 LibreOffice_project/10m0$Build-2</meta:generator>
    <dc:date>2018-03-07T16:30:52.592894109</dc:date>
    <meta:document-statistic meta:table-count="0" meta:image-count="0" meta:object-count="0" meta:page-count="2" meta:paragraph-count="50" meta:word-count="178" meta:character-count="1054" meta:non-whitespace-character-count="974"/>
  </office:meta>
</office:document-meta>
</file>